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3.053cm" style:rel-column-width="1731*"/>
    </style:style>
    <style:style style:name="Table1.C" style:family="table-column">
      <style:table-column-properties style:column-width="4.789cm" style:rel-column-width="2715*"/>
    </style:style>
    <style:style style:name="Table1.E" style:family="table-column">
      <style:table-column-properties style:column-width="1.328cm" style:rel-column-width="75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ject-Oriented Programming</text:p>
      <text:p text:style-name="P3">Lab 5</text:p>
      <text:p text:style-name="P4">Student:<text:span text:style-name="T1"> Charlotte Pierce</text:span></text:p>
      <text:p text:style-name="P4">Student Number:<text:span text:style-name="T1"> 7182139</text:span></text:p>
      <text:p text:style-name="P4">Lab:<text:span text:style-name="T1"> Friday 13:30</text:span></text:p>
      <text:p text:style-name="P5"/>
      <text:p text:style-name="P2">Task D</text:p>
      <text:p text:style-name="P6"/>
      <text:p text:style-name="P6"/>
      <text:p text:style-name="P6">/**</text:p>
      <text:p text:style-name="P6"><text:s/>* The test class mailtesting.</text:p>
      <text:p text:style-name="P6"><text:s/>*</text:p>
      <text:p text:style-name="P6"><text:s/>* @author <text:s/>(your name)</text:p>
      <text:p text:style-name="P6"><text:s/>* @version (a version number or a date)</text:p>
      <text:p text:style-name="P6"><text:s/>*/</text:p>
      <text:p text:style-name="P6">public class mailtesting extends junit.framework.TestCase</text:p>
      <text:p text:style-name="P6">{</text:p>
      <text:p text:style-name="P6"><text:tab/>private Internet internet1;</text:p>
      <text:p text:style-name="P6"><text:tab/>private MailServer mailServ1;</text:p>
      <text:p text:style-name="P6"><text:tab/>private MailServer mailServ2;</text:p>
      <text:p text:style-name="P6"><text:tab/>private MailClient bob;</text:p>
      <text:p text:style-name="P6"><text:tab/>private MailClient fred;</text:p>
      <text:p text:style-name="P6"/>
      <text:p text:style-name="P6"><text:tab/></text:p>
      <text:p text:style-name="P6"><text:tab/></text:p>
      <text:p text:style-name="P6"><text:tab/></text:p>
      <text:p text:style-name="P6"><text:tab/></text:p>
      <text:p text:style-name="P6"><text:s text:c="4"/>/**</text:p>
      <text:p text:style-name="P6"><text:s text:c="5"/>* Default constructor for test class mailtesting</text:p>
      <text:p text:style-name="P6"><text:s text:c="5"/>*/</text:p>
      <text:p text:style-name="P6"><text:s text:c="4"/>public mailtesting()</text:p>
      <text:p text:style-name="P6"><text:s text:c="4"/>{</text:p>
      <text:p text:style-name="P6"><text:s text:c="4"/>}</text:p>
      <text:p text:style-name="P6"/>
      <text:p text:style-name="P6"><text:s text:c="4"/>/**</text:p>
      <text:p text:style-name="P6"><text:s text:c="5"/>* Sets up the test fixture.</text:p>
      <text:p text:style-name="P6"><text:s text:c="5"/>*</text:p>
      <text:p text:style-name="P6"><text:s text:c="5"/>* Called before every test case method.</text:p>
      <text:p text:style-name="P6"><text:s text:c="5"/>*/</text:p>
      <text:p text:style-name="P6"><text:s text:c="4"/>protected void setUp()</text:p>
      <text:p text:style-name="P6"><text:s text:c="4"/>{</text:p>
      <text:p text:style-name="P6"><text:tab/><text:tab/>internet1 = new Internet();</text:p>
      <text:p text:style-name="P6"><text:tab/><text:tab/>mailServ1 = new MailServer("mailServ1", internet1);</text:p>
      <text:p text:style-name="P6"><text:tab/><text:tab/>mailServ2 = new MailServer("mailServ2", internet1);</text:p>
      <text:p text:style-name="P6"><text:tab/><text:tab/>bob = new MailClient(mailServ1, "bob", "mailServ1");</text:p>
      <text:p text:style-name="P6"><text:tab/><text:tab/>fred = new MailClient(mailServ2, "fred", "mailServ2");</text:p>
      <text:p text:style-name="P6"><text:tab/>}</text:p>
      <text:p text:style-name="P6"/>
      <text:p text:style-name="P6"><text:s text:c="4"/>/**</text:p>
      <text:p text:style-name="P6"><text:s text:c="5"/>* Tears down the test fixture.</text:p>
      <text:p text:style-name="P6"><text:s text:c="5"/>*</text:p>
      <text:p text:style-name="P6"><text:s text:c="5"/>* Called after every test case method.</text:p>
      <text:p text:style-name="P6"><text:s text:c="5"/>*/</text:p>
      <text:p text:style-name="P6"><text:s text:c="4"/>protected void tearDown()</text:p>
      <text:p text:style-name="P6"><text:s text:c="4"/>{</text:p>
      <text:p text:style-name="P6"><text:s text:c="4"/>}</text:p>
      <text:p text:style-name="P6"/>
      <text:p text:style-name="P6"><text:tab/>public void testAddMailServertoInternet()</text:p>
      <text:p text:style-name="P6"><text:tab/>{</text:p>
      <text:p text:style-name="P6"><text:tab/><text:tab/>assertEquals(true, internet1.addServer(mailServ1));</text:p>
      <text:p text:style-name="P6"><text:soft-page-break/><text:tab/>}</text:p>
      <text:p text:style-name="P6"/>
      <text:p text:style-name="P6"><text:tab/>public void testCreateMailItem()</text:p>
      <text:p text:style-name="P6"><text:tab/>{</text:p>
      <text:p text:style-name="P6"><text:tab/><text:tab/>MailClient bob = new MailClient(mailServ1, "bob", "mailServ1");</text:p>
      <text:p text:style-name="P6"><text:tab/><text:tab/>bob.sendMailItem("bob@mailServ1", "hey me");</text:p>
      <text:p text:style-name="P6"><text:tab/><text:tab/>assertEquals(0, mailServ1.howManyMailItems("bob"));</text:p>
      <text:p text:style-name="P6"><text:tab/><text:tab/>assertEquals(1, mailServ1.howManyMailItems("bob@mailServ1"));</text:p>
      <text:p text:style-name="P6"><text:tab/>}</text:p>
      <text:p text:style-name="P6"/>
      <text:p text:style-name="P6"><text:tab/>public void testDirectMail()</text:p>
      <text:p text:style-name="P6"><text:tab/>{</text:p>
      <text:p text:style-name="P6"><text:tab/><text:tab/>MailServer mailServ2 = new MailServer("mailServ2", internet1);</text:p>
      <text:p text:style-name="P6"><text:tab/><text:tab/>MailClient bob = new MailClient(mailServ1, "bob", "mailServ1");</text:p>
      <text:p text:style-name="P6"><text:tab/><text:tab/>MailClient fred = new MailClient(mailServ2, "fred", "mailServ2");</text:p>
      <text:p text:style-name="P6"><text:tab/><text:tab/>bob.sendMailItem("fred@mailServ2", "wasup fred");</text:p>
      <text:p text:style-name="P6"><text:tab/><text:tab/>assertEquals(1, mailServ2.howManyMailItems("fred@mailServ2"));</text:p>
      <text:p text:style-name="P6"><text:tab/>}</text:p>
      <text:p text:style-name="P6"/>
      <text:p text:style-name="P6"><text:tab/>public void testSendMailSame()</text:p>
      <text:p text:style-name="P6"><text:tab/>{</text:p>
      <text:p text:style-name="P6"><text:tab/><text:tab/>MailClient george = new MailClient(mailServ1, "george", "mailServ1");</text:p>
      <text:p text:style-name="P6"><text:tab/><text:tab/>bob.sendMailItem("george@mailServ1", "hey bob");</text:p>
      <text:p text:style-name="P6"><text:tab/><text:tab/>assertEquals(true, george.printNextMailItem());</text:p>
      <text:p text:style-name="P6"><text:tab/>}</text:p>
      <text:p text:style-name="P6"/>
      <text:p text:style-name="P6"><text:tab/>public void testSendMailDifferent()</text:p>
      <text:p text:style-name="P6"><text:tab/>{</text:p>
      <text:p text:style-name="P6"><text:tab/><text:tab/>bob.sendMailItem("fred@mailServ2", "hey fred");</text:p>
      <text:p text:style-name="P6"><text:tab/><text:tab/>assertEquals(true, fred.printNextMailItem());</text:p>
      <text:p text:style-name="P6"><text:tab/>}</text:p>
      <text:p text:style-name="P6">}</text:p>
      <text:p text:style-name="P6"/>
      <text:p text:style-name="P6"/>
      <text:p text:style-name="P6"/>
      <text:p text:style-name="P6"/>
      <text:p text:style-name="P7">Internet Mail Server Testing</text:p>
      <text:p text:style-name="P8"/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1">Test</text:p>
          </table:table-cell>
          <table:table-cell table:style-name="Table1.A1" office:value-type="string">
            <text:p text:style-name="P1">Test Method Name</text:p>
          </table:table-cell>
          <table:table-cell table:style-name="Table1.A1" office:value-type="string">
            <text:p text:style-name="P1">Objects Used</text:p>
          </table:table-cell>
          <table:table-cell table:style-name="Table1.A1" office:value-type="string">
            <text:p text:style-name="P1">Expected Result</text:p>
          </table:table-cell>
          <table:table-cell table:style-name="Table1.E1" office:value-type="string">
            <text:p text:style-name="P1">Successful?</text:p>
          </table:table-cell>
        </table:table-row>
        <table:table-row>
          <table:table-cell table:style-name="Table1.A2" office:value-type="string">
            <text:p text:style-name="Table_20_Contents">Check internet 'connects' to mailserver</text:p>
          </table:table-cell>
          <table:table-cell table:style-name="Table1.A2" office:value-type="string">
            <text:p text:style-name="Table_20_Contents">testAddMailServertoInternet()</text:p>
          </table:table-cell>
          <table:table-cell table:style-name="Table1.A2" office:value-type="string">
            <text:p text:style-name="Table_20_Contents">Internet</text:p>
            <text:p text:style-name="Table_20_Contents">Mailserver</text:p>
          </table:table-cell>
          <table:table-cell table:style-name="Table1.A2" office:value-type="string">
            <text:p text:style-name="Table_20_Contents">Mailserver is added to internet arraylist</text:p>
          </table:table-cell>
          <table:table-cell table:style-name="Table1.E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Check assignment of MailItem to MailClient and MailServer</text:p>
          </table:table-cell>
          <table:table-cell table:style-name="Table1.A2" office:value-type="string">
            <text:p text:style-name="Table_20_Contents">testCreateMailItem</text:p>
          </table:table-cell>
          <table:table-cell table:style-name="Table1.A2" office:value-type="string">
            <text:p text:style-name="Table_20_Contents">Internet</text:p>
            <text:p text:style-name="Table_20_Contents">MailServer</text:p>
            <text:p text:style-name="Table_20_Contents">MailItem</text:p>
            <text:p text:style-name="Table_20_Contents">MailClient x 2</text:p>
          </table:table-cell>
          <table:table-cell table:style-name="Table1.A2" office:value-type="string">
            <text:p text:style-name="Table_20_Contents">MailItem is added to MailServer</text:p>
          </table:table-cell>
          <table:table-cell table:style-name="Table1.E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Check MailItem is directed to the correct MailServer</text:p>
          </table:table-cell>
          <table:table-cell table:style-name="Table1.A2" office:value-type="string">
            <text:p text:style-name="Table_20_Contents">testDirectMail</text:p>
          </table:table-cell>
          <table:table-cell table:style-name="Table1.A2" office:value-type="string">
            <text:p text:style-name="Table_20_Contents">Internet</text:p>
            <text:p text:style-name="Table_20_Contents">MailServer x 2</text:p>
            <text:p text:style-name="Table_20_Contents">MailItem</text:p>
            <text:p text:style-name="Table_20_Contents">MailClient x 2</text:p>
          </table:table-cell>
          <table:table-cell table:style-name="Table1.A2" office:value-type="string">
            <text:p text:style-name="Table_20_Contents">MailItem is added to correct MailServer</text:p>
          </table:table-cell>
          <table:table-cell table:style-name="Table1.E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Check MailItem can be received by MailClient on same server</text:p>
          </table:table-cell>
          <table:table-cell table:style-name="Table1.A2" office:value-type="string">
            <text:p text:style-name="Table_20_Contents">testSendMailSame</text:p>
          </table:table-cell>
          <table:table-cell table:style-name="Table1.A2" office:value-type="string">
            <text:p text:style-name="Table_20_Contents">Internet</text:p>
            <text:p text:style-name="Table_20_Contents">MailServer x 2</text:p>
            <text:p text:style-name="Table_20_Contents">MailItem</text:p>
            <text:p text:style-name="Table_20_Contents">MailClient x 2</text:p>
          </table:table-cell>
          <table:table-cell table:style-name="Table1.A2" office:value-type="string">
            <text:p text:style-name="Table_20_Contents">MailItem is received by MailClient on same server</text:p>
          </table:table-cell>
          <table:table-cell table:style-name="Table1.E2" office:value-type="string">
            <text:p text:style-name="Table_20_Contents">yes</text:p>
          </table:table-cell>
        </table:table-row>
        <text:soft-page-break/>
        <table:table-row>
          <table:table-cell table:style-name="Table1.A2" office:value-type="string">
            <text:p text:style-name="Table_20_Contents">Check MailItem can be received by MailClient on different server</text:p>
          </table:table-cell>
          <table:table-cell table:style-name="Table1.A2" office:value-type="string">
            <text:p text:style-name="Table_20_Contents">testSendMailDifferent</text:p>
          </table:table-cell>
          <table:table-cell table:style-name="Table1.A2" office:value-type="string">
            <text:p text:style-name="Table_20_Contents">Internet</text:p>
            <text:p text:style-name="Table_20_Contents">MailServer x 2</text:p>
            <text:p text:style-name="Table_20_Contents">MailItem</text:p>
            <text:p text:style-name="Table_20_Contents">MailClient x 2</text:p>
          </table:table-cell>
          <table:table-cell table:style-name="Table1.A2" office:value-type="string">
            <text:p text:style-name="Table_20_Contents">MailItem is received by MailClient on different server</text:p>
          </table:table-cell>
          <table:table-cell table:style-name="Table1.E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Check error is thrown when attempt to send MailItem to MailServer that doesn't exist</text:p>
          </table:table-cell>
          <table:table-cell table:style-name="Table1.A2" office:value-type="string">
            <text:p text:style-name="Table_20_Contents">testNoMailServer</text:p>
          </table:table-cell>
          <table:table-cell table:style-name="Table1.A2" office:value-type="string">
            <text:p text:style-name="Table_20_Contents">Internet</text:p>
            <text:p text:style-name="Table_20_Contents">MailServer x 1</text:p>
            <text:p text:style-name="Table_20_Contents">MailItem</text:p>
            <text:p text:style-name="Table_20_Contents">MailClient x 2</text:p>
          </table:table-cell>
          <table:table-cell table:style-name="Table1.A2" office:value-type="string">
            <text:p text:style-name="Table_20_Contents">Posting of MailItem returns false.</text:p>
          </table:table-cell>
          <table:table-cell table:style-name="Table1.E2" office:value-type="string">
            <text:p text:style-name="Table_20_Contents">ye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5T15:52:37.36</meta:creation-date>
    <dc:date>2010-09-25T15:53:35.30</dc:date>
    <meta:editing-duration>PT00H00M57S</meta:editing-duration>
    <meta:editing-cycles>2</meta:editing-cycles>
    <meta:generator>OpenOffice.org/3.2$Win32 OpenOffice.org_project/320m18$Build-9502</meta:generator>
    <meta:document-statistic meta:table-count="1" meta:image-count="0" meta:object-count="0" meta:page-count="3" meta:paragraph-count="133" meta:word-count="379" meta:character-count="3119"/>
  </office:meta>
</office:document-meta>
</file>